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C000002D42FF9670C992B849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4583in" svg:height="7.5417in" draw:z-index="0"><draw:image xlink:href="Pictures/100002010000026C000002D42FF9670C992B84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